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Source-Sans-Regular" style:name="Source-Sans-Regular"/>
    <style:font-face svg:font-family="Source-Sans-Regular" style:name="Source-Sans-Regular"/>
  </office:font-face-decls>
  <office:automatic-styles>
    <style:style style:family="paragraph" style:name="dark" style:display-name="dark">
      <style:paragraph-properties fo:margin-right="0pt" style:line-spacing="-12pt" fo:margin-top="0pt" fo:text-align="left" fo:orphans="0" fo:margin-left="0pt" fo:margin-bottom="0pt" fo:padding="0ptpt" fo:text-indent="0pt" fo:widows="1"/>
      <style:text-properties fo:color="#566165" style:font-name="Source-Sans-Regular" fo:text-transform="None" fo:font-size="24.0"/>
    </style:style>
    <style:style style:family="paragraph" style:name="light" style:display-name="light">
      <style:paragraph-properties fo:margin-right="0pt" style:line-spacing="-12pt" fo:margin-top="0pt" fo:text-align="left" fo:orphans="0" fo:margin-left="0pt" fo:margin-bottom="0pt" fo:padding="0ptpt" fo:text-indent="0pt" fo:widows="1"/>
      <style:text-properties fo:color="#cfd9d9" style:font-name="Source-Sans-Regular" fo:text-transform="None" fo:font-size="24.0"/>
    </style:style>
  </office:automatic-styles>
  <office:body>
    <office:text text:use-soft-page-breaks="true">
      <text:p text:style-name="light"><text:span text:style-name="T1">Hello </text:span><text:span text:style-name="T2">World</text:span><text:span text:style-name="T3">!</text:span></text:p>
      <text:p text:style-name="dark"><text:span text:style-name="T4">Hello </text:span><text:span text:style-name="T5">World</text:span><text:span text:style-name="T6">!</text:span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Source-Sans-Regular" style:name="Source-Sans-Regular"/>
    <style:font-face svg:font-family="Source-Sans-Regular" style:name="Source-Sans-Regula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 fo:font-style="italic"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 fo:font-style="italic"/>
    </style:style>
    <style:style style:family="text" style:name="T6" style:display-name="T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